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T3" style:parent-style-name="DefaultParagraphFont" style:family="text">
      <style:text-properties style:font-name="Arial" style:font-name-complex="Arial" fo:font-weight="bold" style:font-weight-asian="bold" fo:font-size="15pt" style:font-size-asian="15pt" style:font-size-complex="15pt" fo:language="en" fo:country="US"/>
    </style:style>
    <style:style style:name="P4" style:parent-style-name="Normal" style:family="paragraph">
      <style:paragraph-properties fo:text-align="center"/>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style:text-position="super 66.6%"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style:style style:name="P9" style:parent-style-name="NoSpacing" style:family="paragraph">
      <style:text-properties fo:language="en" fo:country="US"/>
    </style:style>
    <style:style style:name="P10" style:parent-style-name="Normal" style:family="paragraph">
      <style:text-properties style:font-name="Arial" style:font-name-complex="Arial" fo:font-size="9pt" style:font-size-asian="9pt" style:font-size-complex="9pt" fo:language="en" fo:country="US"/>
    </style:style>
    <style:style style:name="P11" style:parent-style-name="Normal" style:family="paragraph">
      <style:text-properties style:font-name="Arial" style:font-name-complex="Arial" fo:font-weight="bold" style:font-weight-asian="bold" fo:language="en" fo:country="US"/>
    </style:style>
    <style:style style:name="P12" style:parent-style-name="Normal" style:family="paragraph">
      <style:text-properties style:font-name="Arial" style:font-name-complex="Arial" fo:font-size="10pt" style:font-size-asian="10pt" style:font-size-complex="10pt" fo:language="en" fo:country="US"/>
    </style:style>
    <style:style style:name="P13" style:parent-style-name="ListParagraph" style:list-style-name="LFO1" style:family="paragraph">
      <style:text-properties style:font-name="Arial" style:font-name-complex="Arial" fo:font-size="10pt" style:font-size-asian="10pt" style:font-size-complex="10pt" fo:language="en" fo:country="US"/>
    </style:style>
    <style:style style:name="P14" style:parent-style-name="ListParagraph" style:list-style-name="LFO1" style:family="paragraph">
      <style:text-properties style:font-name="Arial" style:font-name-complex="Arial" fo:font-size="10pt" style:font-size-asian="10pt" style:font-size-complex="10pt" fo:language="en" fo:country="US"/>
    </style:style>
    <style:style style:name="P15" style:parent-style-name="ListParagraph" style:list-style-name="LFO1" style:family="paragraph">
      <style:text-properties style:font-name="Arial" style:font-name-complex="Arial" fo:font-size="10pt" style:font-size-asian="10pt" style:font-size-complex="10pt" fo:language="en" fo:country="US"/>
    </style:style>
    <style:style style:name="P16" style:parent-style-name="Normal" style:family="paragraph">
      <style:text-properties style:font-name="Arial" style:font-name-complex="Arial" fo:font-weight="bold" style:font-weight-asian="bold" fo:language="en" fo:country="US"/>
    </style:style>
    <style:style style:name="P17" style:parent-style-name="Normal" style:family="paragraph">
      <style:text-properties style:font-name="Arial" style:font-name-complex="Arial" fo:language="en" fo:country="US"/>
    </style:style>
    <style:style style:name="P18" style:parent-style-name="Normal" style:family="paragraph">
      <style:text-properties style:font-name="Arial" style:font-name-complex="Arial" fo:language="en" fo:country="US"/>
    </style:style>
    <style:style style:name="T19" style:parent-style-name="DefaultParagraphFont" style:family="text">
      <style:text-properties style:font-name="Arial" style:font-name-complex="Arial" fo:language="en" fo:country="US"/>
    </style:style>
    <style:style style:name="T20" style:parent-style-name="DefaultParagraphFont" style:family="text">
      <style:text-properties style:font-name="Arial" style:font-name-complex="Arial" fo:font-style="italic" style:font-style-asian="italic" fo:language="en" fo:country="US"/>
    </style:style>
    <style:style style:name="T21" style:parent-style-name="DefaultParagraphFont" style:family="text">
      <style:text-properties style:font-name="Arial" style:font-name-complex="Arial" fo:language="en" fo:country="US"/>
    </style:style>
    <style:style style:name="P22" style:parent-style-name="Normal" style:family="paragraph">
      <style:text-properties style:font-name="Arial" style:font-name-complex="Arial" fo:language="en" fo:country="US"/>
    </style:style>
    <style:style style:name="P23" style:parent-style-name="Normal" style:family="paragraph">
      <style:text-properties style:font-name="Arial" style:font-name-complex="Arial" fo:language="en" fo:country="US"/>
    </style:style>
    <style:style style:name="P24" style:parent-style-name="Normal" style:family="paragraph">
      <style:text-properties style:font-name="Arial" style:font-name-complex="Arial" fo:language="en" fo:country="US"/>
    </style:style>
    <style:style style:name="P25" style:parent-style-name="Normal" style:family="paragraph">
      <style:text-properties style:font-name="Arial" style:font-name-complex="Arial" fo:font-weight="bold" style:font-weight-asian="bold" fo:language="en" fo:country="US"/>
    </style:style>
    <style:style style:name="P26" style:parent-style-name="Normal" style:family="paragraph">
      <style:text-properties style:font-name="Arial" style:font-name-complex="Arial" fo:language="en" fo:country="US"/>
    </style:style>
    <style:style style:name="P27" style:parent-style-name="Normal" style:family="paragraph">
      <style:text-properties style:font-name="Arial" style:font-name-complex="Arial" fo:language="en" fo:country="US"/>
    </style:style>
    <style:style style:name="P28" style:parent-style-name="Normal" style:family="paragraph">
      <style:text-properties style:font-name="Arial" style:font-name-complex="Arial" fo:language="en" fo:country="US"/>
    </style:style>
    <style:style style:name="P29" style:parent-style-name="Normal" style:family="paragraph">
      <style:text-properties style:font-name="Arial" style:font-name-complex="Arial" fo:language="en" fo:country="US"/>
    </style:style>
    <style:style style:name="P30" style:parent-style-name="Normal" style:family="paragraph">
      <style:text-properties style:font-name="Arial" style:font-name-complex="Arial" fo:language="en" fo:country="US"/>
    </style:style>
    <style:style style:name="P31" style:parent-style-name="Normal" style:family="paragraph">
      <style:text-properties style:font-name="Arial" style:font-name-complex="Arial" fo:language="en" fo:country="US"/>
    </style:style>
    <style:style style:name="P32" style:parent-style-name="Normal" style:family="paragraph">
      <style:text-properties style:font-name="Arial" style:font-name-complex="Arial" fo:language="en" fo:country="US"/>
    </style:style>
    <style:style style:name="P33" style:parent-style-name="Normal" style:family="paragraph">
      <style:text-properties style:font-name="Arial" style:font-name-complex="Arial" fo:language="en" fo:country="US"/>
    </style:style>
    <style:style style:name="P34" style:parent-style-name="Normal" style:family="paragraph">
      <style:paragraph-properties fo:margin-left="0.4916in">
        <style:tab-stops/>
      </style:paragraph-properties>
      <style:text-properties style:font-name="Arial" style:font-name-complex="Arial" fo:language="en" fo:country="US"/>
    </style:style>
    <style:style style:name="P35" style:parent-style-name="Normal" style:family="paragraph">
      <style:paragraph-properties fo:margin-left="0.4916in">
        <style:tab-stops/>
      </style:paragraph-properties>
      <style:text-properties style:font-name="Arial" style:font-name-complex="Arial" fo:language="en" fo:country="US"/>
    </style:style>
    <style:style style:name="P36" style:parent-style-name="Normal" style:family="paragraph">
      <style:paragraph-properties fo:margin-left="0.4916in">
        <style:tab-stops/>
      </style:paragraph-properties>
      <style:text-properties style:font-name="Arial" style:font-name-complex="Arial" fo:language="en" fo:country="US"/>
    </style:style>
    <style:style style:name="T37" style:parent-style-name="DefaultParagraphFont" style:family="text">
      <style:text-properties style:font-name="Arial" style:font-name-complex="Arial" fo:language="en" fo:country="US"/>
    </style:style>
    <style:style style:name="T38" style:parent-style-name="DefaultParagraphFont" style:family="text">
      <style:text-properties style:font-name="Arial" style:font-name-complex="Arial" fo:language="en" fo:country="US"/>
    </style:style>
  </office:automatic-styles>
  <office:body>
    <office:text text:use-soft-page-breaks="true">
      <text:p text:style-name="P1"><text:span text:style-name="T3">Oikosol Design Guidelines</text:span></text:p>
      <text:p text:style-name="P4"><text:span text:style-name="T5">2</text:span><text:span text:style-name="T6">3</text:span><text:span text:style-name="T7">rd</text:span><text:span text:style-name="T8"><text:s/>November 2014</text:span></text:p>
      <text:p text:style-name="P9"/>
      <text:p text:style-name="P10">The following document intends to describe guidelines and good design practices for designing Oikosol technology (1), as well as the<text:s/>instructions (2) describing its construction. These guidelines are intended as a recommendation rather than a limitation, and this document might undergo changes in the future to accommodate for new ideas.</text:p>
      <text:p text:style-name="P11">Three Main Objectives<text:s/></text:p>
      <text:p text:style-name="P12">Oikosol technology and its<text:s/>instructions have three main objectives:</text:p>
      <text:list text:style-name="LFO1" text:continue-numbering="true">
        <text:list-item>
          <text:p text:style-name="P13">Accessibility (to as many people on Earth as possible);</text:p>
        </text:list-item>
        <text:list-item>
          <text:p text:style-name="P14">Ease of assembly and ease of use;</text:p>
        </text:list-item>
        <text:list-item>
          <text:p text:style-name="P15">Durability.</text:p>
        </text:list-item>
      </text:list>
      <text:p text:style-name="P16">1) Technology Guidelines</text:p>
      <text:p text:style-name="P17">a) Design for the world: simple materials, easy to get or create from raw local materials;</text:p>
      <text:p text:style-name="P18">b) Aesthetics are important inasmuch as they don’t restrict guideline a);</text:p>
      <text:p text:style-name="Normal"><text:span text:style-name="T19">c) The end goal of each technology is to<text:s/></text:span><text:span text:style-name="T20">produce</text:span><text:span text:style-name="T21"><text:s/>as much of the desired outcome (power, clean water, food, treated waste and transport potential) as possible;</text:span></text:p>
      <text:p text:style-name="P22">d) The technology<text:s/>should be as durable as possible. We reject planned obsolescence;</text:p>
      <text:p text:style-name="P23">e) The technology should be easily transportable whenever possible and whenever this does not conflict with guideline c);</text:p>
      <text:p text:style-name="P24">f) The technology components should enable the use of other open-source components as much as possible, as well as the possibility to 3D print most of the components.</text:p>
      <text:p text:style-name="P25">2) Instruction Guidelines</text:p>
      <text:p text:style-name="P26">a) Create the instructions in an accessible format, such as a free word processor compatible with most common word processors;</text:p>
      <text:p text:style-name="P27">b) Include clear designs of the final assembled technology and all the steps in between;</text:p>
      <text:p text:style-name="P28">c) Replace written instructions with figures and steps that don’t require language. Whenever this cannot be performed, use the English language;</text:p>
      <text:p text:style-name="P29">d) If you are editing an<text:s/>existing instruction, don’t forget to record the most relevant changes you have made from the previous version;</text:p>
      <text:p text:style-name="P30"/>
      <text:p text:style-name="P31"/>
      <text:p text:style-name="P32">e) Always use either the Metric System or the International System of Units when describing components/assembling in their fourth dimensions (height, length, depth and time). For example, using centimeters, millimeters, meters, seconds, minutes, days and weeks.</text:p>
      <text:p text:style-name="P33">f) If you are creating a new technology<text:s/>or a different approach/design to an existing technology (example: vertical wind turbine vs horizontal wind turbine, Media based aquaponics vs DWC based aquaponics), you can number your version as v.1. If you are building upon previous work, follow the general rules of semantic versioning of software:<text:s/></text:p>
      <text:p text:style-name="P34">f.1)<text:s/>When you introduce a MAJOR change (which makes some previous<text:s/>base<text:s/>components obsolete or requires new<text:s/>base<text:s/>ones), then introduce<text:s/>the next number. If the previous version was v.1 then your version will be v.2 and so on;</text:p>
      <text:p text:style-name="P35">f.2) When you introduce a MINOR change (which adds functionality in a backwards-compatible manner, through re-arranging the design or adding/removing minor new components), then introduce the next number after one decimal point. If the previous version was v.1 then your version will be v.1.1, then v.1.2, v.1.3 and so on. It is assumed that v.1 is the same as v.1.0 in this context;</text:p>
      <text:p text:style-name="P36">f.3) When you introduce a PATCH change (which is intended to solve an issue of the previous design, as a backwards-compatible bug fix), then introduce the next number after two decimal points. If the previous version was v.1.1 then the patch will be v.1.1.1, if the previous version was v.3.2.2 then the patch would be v.3.2.3 and so on. It is assumed that v.1.1 is the same as v.1.1.0 in this context.</text:p>
      <text:p text:style-name="Normal"><text:span text:style-name="T37">g</text:span><text:span text:style-name="T38">) Future proposed template changes to the Soleco v.1 instruction template should have in mind our three main objectives at all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pt" style:country-asian="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Header"><text:span text:style-name="T2"><draw:frame draw:style-name="a0" draw:name="Picture 1" text:anchor-type="as-char" svg:x="0in" svg:y="0in" svg:width="1.25485in" svg:height="0.94084in" style:rel-width="scale" style:rel-height="scale"><draw:image xlink:href="media/image1.png" xlink:type="simple" xlink:show="embed" xlink:actuate="onLoad"/><svg:title/><svg:desc>D:\DESKTOP_DOCS\OikoSol\Logos\temporary_logo_big.png</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vet</meta:initial-creator>
    <dc:creator>Havet</dc:creator>
    <meta:creation-date>2014-11-20T16:57:00Z</meta:creation-date>
    <dc:date>2014-11-23T12:28:00Z</dc:date>
    <meta:template xlink:href="Normal" xlink:type="simple"/>
    <meta:editing-cycles>2</meta:editing-cycles>
    <meta:editing-duration>PT3900S</meta:editing-duration>
    <meta:document-statistic meta:page-count="2" meta:paragraph-count="7" meta:word-count="558" meta:character-count="3570" meta:row-count="25" meta:non-whitespace-character-count="3019"/>
  </office:meta>
</office:document-meta>
</file>